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5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5-04-2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5-01-1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4-10-0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4-07-2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4-04-1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4-01-24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3-10-1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3-07-1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3-05-0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3-02-0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2-10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2-07-20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2-04-2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2-01-20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1-10-01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1-06-0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1-02-1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0-09-2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0-06-0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20-03-0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9-09-25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9-06-05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9-01-3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8-11-0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8-08-0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8-05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8-02-1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7-10-1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7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7-04-2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7-01-3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6-07-1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6-04-1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6-01-13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5-10-0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5-04-29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5-02-1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4-10-09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4-07-1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4-04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4-01-29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3-10-16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3-07-09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3-04-05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3-01-1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2-10-0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2-07-27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2-04-1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2-01-0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1-10-1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1-08-09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1-05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1-01-2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0-10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0-08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0-04-0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10-02-1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9-10-1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9-07-0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9-04-14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9-01-0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8-10-1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8-07-0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8-04-0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8-01-0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7-10-03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7-07-02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7-04-0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7-01-23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6-10-10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6-07-0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6-04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6-01-2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5-10-0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5-07-05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5-03-29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4-11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4-07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4-04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4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1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0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200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9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9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8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7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7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6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4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4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3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3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2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2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2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2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1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0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0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90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9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FF0000222</text:p>
          </table:table-cell>
          <table:table-cell office:value-type="string" calcext:value-type="string">
            <text:p>09S/14E-20DDA</text:p>
          </table:table-cell>
          <table:table-cell office:value-type="string" calcext:value-type="string">
            <text:p>198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